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.5cm" svg:x="7cm" svg:y="9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ircle draw:style-name="gr2" draw:text-style-name="P1" draw:layer="layout" svg:width="1cm" svg:height="1cm" svg:x="4.5cm" svg:y="7cm">
          <text:p/>
        </draw:circle>
        <draw:custom-shape draw:style-name="gr1" draw:text-style-name="P1" draw:layer="layout" svg:width="5.5cm" svg:height="2cm" svg:x="13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draw:layer="layout" svg:width="6cm" svg:height="4cm" svg:x="8.5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6H12M16S</meta:editing-duration>
    <meta:editing-cycles>4</meta:editing-cycles>
    <meta:generator>OpenOffice/4.1.15$Win32 OpenOffice.org_project/4115m2$Build-9813</meta:generator>
    <dc:date>2025-03-12T21:16:55.48</dc:date>
    <dc:creator>hp </dc:creator>
    <meta:document-statistic meta:object-count="4"/>
  </office:meta>
</office:document-meta>
</file>